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1cm" svg:stroke-color="#808080" draw:marker-start-width="0.381cm" draw:marker-end-width="0.381cm" draw:fill="solid" draw:fill-color="#e6e6e6" draw:fill-gradient-name="axial-white-gray" draw:textarea-horizontal-align="justify" draw:textarea-vertical-align="middle" draw:auto-grow-height="false" fo:padding-top="0.15cm" fo:padding-bottom="0.15cm" fo:padding-left="0.275cm" fo:padding-right="0.275cm" draw:shadow="visible" draw:shadow-offset-x="0.203cm" draw:shadow-offset-y="0.203cm" draw:shadow-color="#c0c0c0"/>
    </style:style>
    <style:style style:name="gr3" style:family="graphic" style:parent-style-name="standard">
      <style:graphic-properties draw:stroke="solid" draw:stroke-dash="Ultrafine_20_Dashed" svg:stroke-width="0.051cm" svg:stroke-color="#808080" draw:marker-start-width="0.381cm" draw:marker-end-width="0.381cm" draw:stroke-linejoin="round" draw:fill="solid" draw:fill-color="#e6e6e6" draw:fill-gradient-name="axial-white-gray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808080" draw:marker-start-width="0.381cm" draw:marker-end-width="0.381cm" draw:fill="solid" draw:fill-color="#e6e6e6" draw:fill-gradient-name="axial-white-gray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381cm" draw:marker-end-width="0.381cm" draw:fill="solid" draw:fill-color="#e6e6e6" draw:fill-gradient-name="axial-white-gray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8pt" style:font-size-asian="18pt" style:font-size-complex="18pt" style:font-relief="none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0000" fo:font-size="18pt" style:font-size-asian="18pt" style:font-size-complex="18pt" style:font-relief="none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'Liberation Sans'" style:font-style-name="Regular" style:font-family-generic="swiss" fo:font-size="14pt" fo:font-style="italic" style:font-family-asian="'Liberation Sans'" style:font-style-name-asian="Regular" style:font-family-generic-asian="swiss" style:font-size-asian="14pt" style:font-style-asian="italic" style:font-family-complex="'Liberation Sans'" style:font-style-name-complex="Regular" style:font-family-generic-complex="swiss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657cm" svg:x1="6.345cm" svg:y1="5.979cm" svg:x2="11.007cm" svg:y2="7.35cm" draw:start-shape="id1" draw:start-glue-point="6" svg:d="m6345 5979v393h4662v978">
          <text:p/>
        </draw:connector>
        <draw:connector draw:style-name="gr1" draw:text-style-name="P1" draw:layer="layout" draw:line-skew="-0.394cm" svg:x1="15.747cm" svg:y1="6.03cm" svg:x2="11.007cm" svg:y2="7.35cm" draw:start-shape="id2" draw:start-glue-point="6" draw:end-shape="id3" svg:d="m15747 6030v342h-4740v978">
          <text:p/>
        </draw:connector>
        <draw:connector draw:style-name="gr1" draw:text-style-name="P1" draw:layer="layout" draw:type="line" svg:x1="10.986cm" svg:y1="6.03cm" svg:x2="11.007cm" svg:y2="7.35cm" draw:start-shape="id4" draw:start-glue-point="6" draw:end-shape="id3" draw:end-glue-point="0" svg:d="m10986 6030 21 1320">
          <text:p/>
        </draw:connector>
        <draw:custom-shape draw:style-name="gr2" draw:text-style-name="P1" xml:id="id3" draw:id="id3" draw:layer="layout" svg:width="5.08cm" svg:height="2.54cm" svg:x="8.467cm" svg:y="7.35cm">
          <draw:glue-point draw:id="4" svg:x="-2.5cm" svg:y="5cm"/>
          <draw:glue-point draw:id="5" svg:x="2.5cm" svg:y="5cm"/>
          <text:p text:style-name="P1">irace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81cm" svg:height="2.54cm" svg:x="4.44cm" svg:y="3.64cm">
          <text:p text:style-name="P1"><text:span text:style-name="T1">Instanc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xml:id="id4" draw:id="id4" draw:layer="layout" svg:width="3.81cm" svg:height="2.54cm" svg:x="9.081cm" svg:y="3.64cm">
          <text:p text:style-name="P1">Parameter</text:p>
          <text:p text:style-name="P1">spac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xml:id="id2" draw:id="id2" draw:layer="layout" svg:width="4.055cm" svg:height="2.54cm" svg:x="13.72cm" svg:y="3.64cm">
          <text:p text:style-name="P1">Configuration</text:p>
          <text:p text:style-name="P1">of irac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xml:id="id5" draw:id="id5" draw:layer="layout" svg:width="4.445cm" svg:height="1.27cm" svg:x="8.82cm" svg:y="10.725cm">
          <text:p text:style-name="P1">hookRu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curve" draw:line-skew="2.165cm" svg:x1="13.265cm" svg:y1="11.36cm" svg:x2="13.547cm" svg:y2="8.62cm" draw:start-shape="id5" draw:end-shape="id3" draw:end-glue-point="1" svg:d="m13265 11360c4764 0 4623-2740 282-2740">
          <text:p/>
        </draw:connector>
        <draw:frame draw:style-name="gr7" draw:text-style-name="P3" draw:layer="layout" svg:width="3.174cm" svg:height="0.806cm" svg:x="5.21cm" svg:y="7.842cm">
          <draw:text-box>
            <text:p><text:span text:style-name="T2">calls with i,</text:span><text:span text:style-name="T3">θ</text:span></text:p>
          </draw:text-box>
        </draw:frame>
        <draw:frame draw:style-name="gr7" draw:text-style-name="P3" draw:layer="layout" svg:width="3.284cm" svg:height="0.806cm" svg:x="14.236cm" svg:y="7.914cm">
          <draw:text-box>
            <text:p><text:span text:style-name="T2">returns c(i,</text:span><text:span text:style-name="T3">θ)</text:span></text:p>
          </draw:text-box>
        </draw:frame>
        <draw:connector draw:style-name="gr6" draw:text-style-name="P1" draw:layer="layout" draw:type="curve" draw:line-skew="-2.145cm" svg:x1="8.467cm" svg:y1="8.62cm" svg:x2="8.82cm" svg:y2="11.36cm" draw:start-shape="id3" draw:start-glue-point="3" draw:end-shape="id5" draw:end-glue-point="3" svg:d="m8467 8620c-4006 0-4183 2740 353 27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xial-white-gray" draw:style="axial" draw:start-color="#ffffff" draw:end-color="#cccccc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27T16:25:51</meta:creation-date>
    <dc:date>2011-12-09T20:18:17</dc:date>
    <meta:editing-duration>PT1H5M10S</meta:editing-duration>
    <meta:editing-cycles>9</meta:editing-cycles>
    <meta:generator>LibreOffice/3.3$Linux LibreOffice_project/330m19$Build-401</meta:generator>
    <meta:document-statistic meta:object-count="12"/>
  </office:meta>
</office:document-meta>
</file>